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4/5/2015</text:p>
          </table:table-cell>
          <table:table-cell office:value-type="time" office:time-value="PT13H41M02S" calcext:value-type="time">
            <text:p>13:41:02</text:p>
          </table:table-cell>
          <table:table-cell office:value-type="string" calcext:value-type="string">
            <text:p>Apple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/5/2015</text:p>
          </table:table-cell>
          <table:table-cell office:value-type="time" office:time-value="PT03H45M25S" calcext:value-type="time">
            <text:p>03:45:25</text:p>
          </table:table-cell>
          <table:table-cell office:value-type="string" calcext:value-type="string">
            <text:p>Cherries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/6/2018</text:p>
          </table:table-cell>
          <table:table-cell office:value-type="time" office:time-value="PT12H50M51S" calcext:value-type="time">
            <text:p>12:50:51</text:p>
          </table:table-cell>
          <table:table-cell office:value-type="string" calcext:value-type="string">
            <text:p>Pear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/08/2015</text:p>
          </table:table-cell>
          <table:table-cell office:value-type="time" office:time-value="PT08H59M46S" calcext:value-type="time">
            <text:p>08:59:46</text:p>
          </table:table-cell>
          <table:table-cell office:value-type="string" calcext:value-type="string">
            <text:p>Oranges</text:p>
          </table:table-cell>
          <table:table-cell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0T11:34:34.938676301</dc:date>
    <meta:editing-duration>PT36M49S</meta:editing-duration>
    <meta:editing-cycles>1</meta:editing-cycles>
    <meta:document-statistic meta:table-count="1" meta:cell-count="16" meta:object-count="0"/>
    <meta:generator>LibreOffice/6.2.8.2$Linux_X86_64 LibreOffice_project/20$Build-2</meta:generator>
  </office:meta>
</office:document-meta>
</file>